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2.438cm"/>
        </style:tab-stops>
      </style:paragraph-properties>
      <style:text-properties officeooo:rsid="000d2c70" officeooo:paragraph-rsid="000d2c70"/>
    </style:style>
    <style:style style:name="P2" style:family="paragraph" style:parent-style-name="Standard" style:list-style-name="L4">
      <style:paragraph-properties fo:text-align="start" style:justify-single-word="false">
        <style:tab-stops>
          <style:tab-stop style:position="2.438cm"/>
        </style:tab-stops>
      </style:paragraph-properties>
      <style:text-properties fo:font-weight="normal" officeooo:rsid="000e7303" officeooo:paragraph-rsid="000e7303" style:font-weight-asian="normal" style:font-weight-complex="normal"/>
    </style:style>
    <style:style style:name="P3" style:family="paragraph" style:parent-style-name="Standard">
      <style:paragraph-properties fo:text-align="start" style:justify-single-word="false">
        <style:tab-stops>
          <style:tab-stop style:position="2.438cm"/>
        </style:tab-stops>
      </style:paragraph-properties>
      <style:text-properties fo:font-weight="normal" officeooo:rsid="000e7303" officeooo:paragraph-rsid="000e7303" style:font-weight-asian="normal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2.438cm"/>
        </style:tab-stops>
      </style:paragraph-properties>
      <style:text-properties fo:font-weight="normal" officeooo:rsid="000ffc2b" officeooo:paragraph-rsid="000e7303" style:font-weight-asian="normal" style:font-weight-complex="normal"/>
    </style:style>
    <style:style style:name="P5" style:family="paragraph" style:parent-style-name="Standard" style:list-style-name="L4">
      <style:paragraph-properties fo:text-align="start" style:justify-single-word="false">
        <style:tab-stops>
          <style:tab-stop style:position="2.438cm"/>
        </style:tab-stops>
      </style:paragraph-properties>
      <style:text-properties fo:font-weight="normal" officeooo:rsid="000ffc2b" officeooo:paragraph-rsid="000ffc2b" style:font-weight-asian="normal" style:font-weight-complex="normal"/>
    </style:style>
    <style:style style:name="P6" style:family="paragraph" style:parent-style-name="Standard" style:list-style-name="L7">
      <style:paragraph-properties fo:text-align="start" style:justify-single-word="false">
        <style:tab-stops>
          <style:tab-stop style:position="2.438cm"/>
        </style:tab-stops>
      </style:paragraph-properties>
      <style:text-properties fo:font-weight="normal" officeooo:rsid="000ffc2b" officeooo:paragraph-rsid="0012bb3e" style:font-weight-asian="normal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2.438cm"/>
        </style:tab-stops>
      </style:paragraph-properties>
      <style:text-properties fo:font-weight="normal" officeooo:rsid="000ffc2b" officeooo:paragraph-rsid="0012bb3e" style:font-weight-asian="normal" style:font-weight-complex="normal"/>
    </style:style>
    <style:style style:name="P8" style:family="paragraph" style:parent-style-name="Standard" style:list-style-name="L7">
      <style:paragraph-properties fo:text-align="start" style:justify-single-word="false">
        <style:tab-stops>
          <style:tab-stop style:position="2.438cm"/>
        </style:tab-stops>
      </style:paragraph-properties>
      <style:text-properties fo:font-weight="normal" officeooo:rsid="0013387d" officeooo:paragraph-rsid="0013387d" style:font-weight-asian="normal" style:font-weight-complex="normal"/>
    </style:style>
    <style:style style:name="P9" style:family="paragraph" style:parent-style-name="Standard" style:list-style-name="L6">
      <style:paragraph-properties fo:text-align="start" style:justify-single-word="false">
        <style:tab-stops>
          <style:tab-stop style:position="2.438cm"/>
        </style:tab-stops>
      </style:paragraph-properties>
      <style:text-properties officeooo:paragraph-rsid="000e7303"/>
    </style:style>
    <style:style style:name="T1" style:family="text">
      <style:text-properties fo:font-weight="normal" officeooo:rsid="000e7303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2</text:p>
      <text:p text:style-name="P1"/>
      <text:p text:style-name="P1">KPS Harish Krupo</text:p>
      <text:p text:style-name="P1">201351027</text:p>
      <text:p text:style-name="P1"/>
      <text:p text:style-name="P1"/>
      <text:list xml:id="list7190654141581127771" text:style-name="L7">
        <text:list-item>
          <text:p text:style-name="P6">Linear Regression:</text:p>
          <text:list>
            <text:list-item>
              <text:p text:style-name="P8">W = <text:s/>-0.78223 <text:s text:c="2"/>0.14425 <text:s text:c="2"/>0.46916 <text:s/>-0.44467 <text:s/>-0.12903</text:p>
            </text:list-item>
            <text:list-item>
              <text:p text:style-name="P6">Ein =0</text:p>
            </text:list-item>
            <text:list-item>
              <text:p text:style-name="P6">Eout=0.0243</text:p>
            </text:list-item>
          </text:list>
        </text:list-item>
        <text:list-item>
          <text:p text:style-name="P6">Non Linear Regression</text:p>
          <text:list>
            <text:list-item>
              <text:p text:style-name="P8">W= -4.556317 <text:s text:c="2"/>2.087750 <text:s text:c="2"/>1.123430 <text:s/>-1.927859 <text:s text:c="2"/>0.116359 <text:s/>-0.187289 <text:s/>-0.025208 <text:s text:c="2"/>0.138921 <text:s text:c="2"/>0.497422 <text:s/>-0.141351 <text:s text:c="2"/>0.093756 <text:s text:c="2"/>0.116409 <text:s text:c="2"/>0.148946 <text:s/>-0.399300 <text:s/>-0.296759</text:p>
            </text:list-item>
            <text:list-item>
              <text:p text:style-name="P6">Ein = 0 </text:p>
            </text:list-item>
            <text:list-item>
              <text:p text:style-name="P6">Eout = 0.024390</text:p>
            </text:list-item>
          </text:list>
        </text:list-item>
      </text:list>
      <text:p text:style-name="P7"/>
      <text:p text:style-name="P7"/>
      <text:list xml:id="list7632063575757369655" text:style-name="L6">
        <text:list-item>
          <text:p text:style-name="P9"><text:span text:style-name="T1">Pocket algorithm </text:span></text:p>
        </text:list-item>
      </text:list>
      <text:list xml:id="list6158543374448418528" text:style-name="L4">
        <text:list-item>
          <text:list>
            <text:list-item>
              <text:p text:style-name="P2">W = 1.5000 <text:s text:c="2"/>1.3000 <text:s text:c="2"/>5.7000 <text:s/>-8.7000 <text:s/>-2.7000</text:p>
            </text:list-item>
          </text:list>
        </text:list-item>
        <text:list-item>
          <text:p text:style-name="P2">Graphs for the PLA:</text:p>
        </text:list-item>
      </text:list>
      <text:p text:style-name="P3"/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4T14:51:54.799372017</meta:creation-date>
    <dc:date>2016-02-04T19:12:12.661189605</dc:date>
    <meta:editing-duration>PT3H19M46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14" meta:word-count="67" meta:character-count="428" meta:non-whitespace-character-count="349"/>
  </office:meta>
</office:document-meta>
</file>